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++ IO support for various FEM exchange file format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196710">1. Supported FEM file formats</text:a></text:p>
          <text:p text:style-name="Contents_20_2"><text:a xlink:type="simple" xlink:href="#org8b11097">1.1. Unit system considerations</text:a></text:p>
          <text:p text:style-name="Contents_20_2"><text:a xlink:type="simple" xlink:href="#org343a19b">1.2. NASTRAN Bulk Data Format (BDF)</text:a></text:p>
          <text:p text:style-name="Contents_20_3"><text:a xlink:type="simple" xlink:href="#org1d10d56">1.2.1. BDF Cards supported</text:a></text:p>
          <text:p text:style-name="Contents_20_4"><text:a xlink:type="simple" xlink:href="#org09bb021">1.2.1.1. Bulk Data</text:a></text:p>
          <text:p text:style-name="Contents_20_4"><text:a xlink:type="simple" xlink:href="#org7f78dc2">1.2.1.2. Header Data</text:a></text:p>
          <text:p text:style-name="Contents_20_2"><text:a xlink:type="simple" xlink:href="#orgde96541">1.3. DNV GL Seasam Input Interface File (FEM)</text:a></text:p>
          <text:p text:style-name="Contents_20_3"><text:a xlink:type="simple" xlink:href="#org14a4328">1.3.1. FEM Cards supported</text:a></text:p>
          <text:p text:style-name="Contents_20_3"><text:a xlink:type="simple" xlink:href="#org066a3ba">1.3.2. Element Types in SESAM</text:a></text:p>
        </text:index-body>
      </text:table-of-content>
      <text:h text:style-name="Heading_20_1" text:outline-level="1" text:is-list-header="false">
<text:bookmark-start text:name="OrgXref.orgd196710"/>
<text:bookmark text:name="orgd196710"/>Supported FEM file formats
<text:bookmark-end text:name="OrgXref.orgd196710"/></text:h>
      <text:p text:style-name="Text_20_body">Not all functionality defined for the exchange file formats is
supported. The supported subset is currently mainly defined by the
functionality supported in GLFrame rspt. the BMF file format.
</text:p>
      <text:p text:style-name="Text_20_body">More detailed information on supported functionality can be found in
the according directories in the <text:span text:style-name="OrgCode">docs</text:span> subdirectory.
</text:p>
      <text:h text:style-name="Heading_20_2" text:outline-level="2" text:is-list-header="false">
<text:bookmark-start text:name="OrgXref.org8b11097"/>
<text:bookmark text:name="org8b11097"/>Unit system considerations
<text:bookmark-end text:name="OrgXref.org8b11097"/></text:h>
      <text:p text:style-name="Text_20_body">Unit systems used by the different systems are: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Dimension \ System</text:p>
              </table:table-cell>
              <table:table-cell table:style-name="OrgTblCellTB">
                <text:p text:style-name="OrgTableHeadingLeft">Poseidon</text:p>
              </table:table-cell>
              <table:table-cell table:style-name="OrgTblCellTB">
                <text:p text:style-name="OrgTableHeadingLeft">Nastran</text:p>
              </table:table-cell>
              <table:table-cell table:style-name="OrgTblCellTB">
                <text:p text:style-name="OrgTableHeadingLeft">Sesam / Geni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L (Length Unit)</text:p>
              </table:table-cell>
              <table:table-cell table:style-name="OrgTblCellT">
                <text:p text:style-name="OrgTableContentsLeft">[m] for nodes</text:p>
              </table:table-cell>
              <table:table-cell table:style-name="OrgTblCellT">
                <text:p text:style-name="OrgTableContentsLeft">[m]</text:p>
              </table:table-cell>
              <table:table-cell table:style-name="OrgTblCellT">
                <text:p text:style-name="OrgTableContentsLeft">[m]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[mm] for plate thicknesses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 (Mass Unit)</text:p>
              </table:table-cell>
              <table:table-cell table:style-name="OrgTblCell">
                <text:p text:style-name="OrgTableContentsLeft">[t]</text:p>
              </table:table-cell>
              <table:table-cell table:style-name="OrgTblCell">
                <text:p text:style-name="OrgTableContentsLeft">[t]</text:p>
              </table:table-cell>
              <table:table-cell table:style-name="OrgTblCell">
                <text:p text:style-name="OrgTableContentsLeft">[t]</text:p>
              </table:table-cell>
            </table:table-row>
            <table:table-row>
              <table:table-cell table:style-name="OrgTblCellB">
                <text:p text:style-name="OrgTableContentsLeft">ML/T² Force Unit)</text:p>
              </table:table-cell>
              <table:table-cell table:style-name="OrgTblCellB">
                <text:p text:style-name="OrgTableContentsLeft">[kN]</text:p>
              </table:table-cell>
              <table:table-cell table:style-name="OrgTblCellB">
                <text:p text:style-name="OrgTableContentsLeft">[kN]</text:p>
              </table:table-cell>
              <table:table-cell table:style-name="OrgTblCellB">
                <text:p text:style-name="OrgTableContentsLeft">[kN]</text:p>
              </table:table-cell>
            </table:table-row>
          </table:table-rows>
        </table:table>
      </text:section>
      <text:p text:style-name="Text_20_body">Yield stress is stored in [kN/m²] in Sesam / GeniE, but [N/mm²] in POSEIDON.
</text:p>
      <text:h text:style-name="Heading_20_2" text:outline-level="2" text:is-list-header="false">
<text:bookmark-start text:name="OrgXref.org343a19b"/>
<text:bookmark text:name="org343a19b"/>NASTRAN Bulk Data Format (BDF)
<text:bookmark-end text:name="OrgXref.org343a19b"/></text:h>
      <text:h text:style-name="Heading_20_3" text:outline-level="3" text:is-list-header="false">
<text:bookmark-start text:name="OrgXref.org1d10d56"/>
<text:bookmark text:name="org1d10d56"/>BDF Cards supported
<text:bookmark-end text:name="OrgXref.org1d10d56"/></text:h>
      <text:h text:style-name="Heading_20_4" text:outline-level="4" text:is-list-header="false">
<text:bookmark-start text:name="OrgXref.org09bb021"/>
<text:bookmark text:name="org09bb021"/>Bulk Data
<text:bookmark-end text:name="OrgXref.org09bb021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1</text:span></text:p>
              </table:table-cell>
              <table:table-cell table:style-name="OrgTblCell">
                <text:p text:style-name="OrgTableContentsLeft">Material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2</text:span></text:p>
              </table:table-cell>
              <table:table-cell table:style-name="OrgTblCell">
                <text:p text:style-name="OrgTableContentsLeft">Shell Element Anisotropic Material Property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ID</text:span></text:p>
              </table:table-cell>
              <table:table-cell table:style-name="OrgTblCellB">
                <text:p text:style-name="OrgTableContentsLeft">Grid nodes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TRIA3</text:span></text:p>
              </table:table-cell>
              <table:table-cell table:style-name="OrgTblCell">
                <text:p text:style-name="OrgTableContentsLeft">3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QUAD4</text:span></text:p>
              </table:table-cell>
              <table:table-cell table:style-name="OrgTblCell">
                <text:p text:style-name="OrgTableContentsLeft">4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EAM</text:span></text:p>
              </table:table-cell>
              <table:table-cell table:style-name="OrgTblCell">
                <text:p text:style-name="OrgTableContentsLeft">Complex beams <text:note text:id="fn1" text:note-class="footnote"><text:note-citation>1</text:note-citation><text:note-body><text:p text:style-name="Footnote">Twisting <text:span text:style-name="OrgCode">CBEAM</text:span> cross section by using the <text:span text:style-name="OrgCode">BIT</text:span> flag is
not supported. Offset via <text:span text:style-name="OrgCode">OFFT</text:span> is only supported for the same offset
at <text:span text:style-name="Emphasis">A</text:span> and <text:span text:style-name="Emphasis">B</text:span> end of beam.
</text:p></text:note-body></text:note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AR</text:span></text:p>
              </table:table-cell>
              <table:table-cell table:style-name="OrgTblCell">
                <text:p text:style-name="OrgTableContentsLeft">Simple beam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ROD</text:span></text:p>
              </table:table-cell>
              <table:table-cell table:style-name="OrgTblCell">
                <text:p text:style-name="OrgTableContentsLeft">Truss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CBUSH</text:span></text:p>
              </table:table-cell>
              <table:table-cell table:style-name="OrgTblCellB">
                <text:p text:style-name="OrgTableContentsLeft">Generalized Spring-and-Damper Connection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SHELL</text:span></text:p>
              </table:table-cell>
              <table:table-cell table:style-name="OrgTblCell">
                <text:p text:style-name="OrgTableContentsLeft">Properties for <text:span text:style-name="OrgCode">CTRIA3</text:span>, and <text:span text:style-name="OrgCode">CQUAD4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</text:span></text:p>
              </table:table-cell>
              <table:table-cell table:style-name="OrgTblCell">
                <text:p text:style-name="OrgTableContentsLeft">Integral properties for <text:span text:style-name="OrgCode">CBEAM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L</text:span></text:p>
              </table:table-cell>
              <table:table-cell table:style-name="OrgTblCell">
                <text:p text:style-name="OrgTableContentsLeft">Properties for <text:span text:style-name="OrgCode">CBEAM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</text:span></text:p>
              </table:table-cell>
              <table:table-cell table:style-name="OrgTblCell">
                <text:p text:style-name="OrgTableContentsLeft">Integral properties for <text:span text:style-name="OrgCode">CBAR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L</text:span></text:p>
              </table:table-cell>
              <table:table-cell table:style-name="OrgTblCell">
                <text:p text:style-name="OrgTableContentsLeft">Properties for <text:span text:style-name="OrgCode">CBAR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ROD</text:span></text:p>
              </table:table-cell>
              <table:table-cell table:style-name="OrgTblCell">
                <text:p text:style-name="OrgTableContentsLeft">Properties for <text:span text:style-name="OrgCode">CROD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BUSH</text:span></text:p>
              </table:table-cell>
              <table:table-cell table:style-name="OrgTblCellB">
                <text:p text:style-name="OrgTableContentsLeft">Generalized Spring-and-Damper Property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Load case combina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FORCE</text:span></text:p>
              </table:table-cell>
              <table:table-cell table:style-name="OrgTblCell">
                <text:p text:style-name="OrgTableContentsLeft">Force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MENT</text:span></text:p>
              </table:table-cell>
              <table:table-cell table:style-name="OrgTblCell">
                <text:p text:style-name="OrgTableContentsLeft">Moment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ONM1</text:span></text:p>
              </table:table-cell>
              <table:table-cell table:style-name="OrgTblCell">
                <text:p text:style-name="OrgTableContentsLeft">Concentrated Mass Element Connection, General Form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2</text:span></text:p>
              </table:table-cell>
              <table:table-cell table:style-name="OrgTblCell">
                <text:p text:style-name="OrgTableContentsLeft">Scalar Mass Property and Conn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4</text:span></text:p>
              </table:table-cell>
              <table:table-cell table:style-name="OrgTblCell">
                <text:p text:style-name="OrgTableContentsLeft">Scalar Mass Property and Connection to Scalar Points Only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AV</text:span></text:p>
              </table:table-cell>
              <table:table-cell table:style-name="OrgTblCellB">
                <text:p text:style-name="OrgTableContentsLeft">Acceleration or Gravity Load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ENDDATA</text:span></text:p>
              </table:table-cell>
              <table:table-cell table:style-name="OrgTblCell">
                <text:p text:style-name="OrgTableContentsLeft">Marker for end of input file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ARAM</text:span></text:p>
              </table:table-cell>
              <table:table-cell table:style-name="OrgTblCellB">
                <text:p text:style-name="OrgTableContentsLeft">Specifies values for parameters used in solution sequences or user written <text:span text:style-name="OrgCode">DMAP</text:span> programs.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7f78dc2"/>
<text:bookmark text:name="org7f78dc2"/>Header Data
<text:bookmark-end text:name="OrgXref.org7f78dc2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SOL</text:span></text:p>
              </table:table-cell>
              <table:table-cell table:style-name="OrgTblCellT">
                <text:p text:style-name="OrgTableContentsLeft">Execute a Solution Sequence</text:p>
              </table:table-cell>
              <table:table-cell table:style-name="OrgTblCellT">
                <text:p text:style-name="OrgTableContentsLeft">✗</text:p>
              </table:table-cell>
              <table:table-cell table:style-name="OrgTblCellT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CEND</text:span></text:p>
              </table:table-cell>
              <table:table-cell table:style-name="OrgTblCell">
                <text:p text:style-name="OrgTableContentsLeft">End of Executive Control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TITLE</text:span></text:p>
              </table:table-cell>
              <table:table-cell table:style-name="OrgTblCell">
                <text:p text:style-name="OrgTableContentsLeft">Output 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ECHO</text:span></text:p>
              </table:table-cell>
              <table:table-cell table:style-name="OrgTblCell">
                <text:p text:style-name="OrgTableContentsLeft">Bulk Data Echo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DISPLACEMENT</text:span></text:p>
              </table:table-cell>
              <table:table-cell table:style-name="OrgTblCell">
                <text:p text:style-name="OrgTableContentsLeft">Displaceme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PCFORCES</text:span></text:p>
              </table:table-cell>
              <table:table-cell table:style-name="OrgTblCell">
                <text:p text:style-name="OrgTableContentsLeft">Single-Point Forces of Constrai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TRESS</text:span></text:p>
              </table:table-cell>
              <table:table-cell table:style-name="OrgTblCell">
                <text:p text:style-name="OrgTableContentsLeft">Element Stress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External Static Load Set Selection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TITLE</text:span></text:p>
              </table:table-cell>
              <table:table-cell table:style-name="OrgTblCell">
                <text:p text:style-name="OrgTableContentsLeft">Output Sub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CASE</text:span></text:p>
              </table:table-cell>
              <table:table-cell table:style-name="OrgTblCell">
                <text:p text:style-name="OrgTableContentsLeft">Subcase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><text:span text:style-name="OrgCode">BEGIN</text:span> <text:span text:style-name="OrgCode">BULK</text:span></text:p>
              </table:table-cell>
              <table:table-cell table:style-name="OrgTblCellB">
                <text:p text:style-name="OrgTableContentsLeft">Case Control and Bulk Data Delimiter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de96541"/>
<text:bookmark text:name="orgde96541"/>DNV GL Seasam Input Interface File (FEM)
<text:bookmark-end text:name="OrgXref.orgde96541"/></text:h>
      <text:h text:style-name="Heading_20_3" text:outline-level="3" text:is-list-header="false">
<text:bookmark-start text:name="OrgXref.org14a4328"/>
<text:bookmark text:name="org14a4328"/>FEM Cards supported
<text:bookmark-end text:name="OrgXref.org14a4328"/></text:h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 table:number-columns-spanned="61">
                <text:p text:style-name="OrgTableHeadingLeft"><text:span text:style-name="Bold">Descrip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  <table:table-cell table:style-name="OrgTblCellTBL" table:number-columns-spanned="6">
                <text:p text:style-name="OrgTableHeadingRight"><text:span text:style-name="Bold">Page<text:note text:id="fn2" text:note-class="footnote"><text:note-citation>2</text:note-citation><text:note-body><text:p text:style-name="Footnote">   References page in "Technical Report: Sesam Input Interface File,
File Description", Document id: 89-7012, Revision Number 9 / 01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DATE</text:span></text:p>
              </table:table-cell>
              <table:table-cell table:style-name="OrgTblCell" table:number-columns-spanned="61">
                <text:p text:style-name="OrgTableContentsLeft">Date and Program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COORD</text:span></text:p>
              </table:table-cell>
              <table:table-cell table:style-name="OrgTblCell" table:number-columns-spanned="61">
                <text:p text:style-name="OrgTableContentsLeft">Nodal Coordinat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5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NODE</text:span></text:p>
              </table:table-cell>
              <table:table-cell table:style-name="OrgTblCell" table:number-columns-spanned="61">
                <text:p text:style-name="OrgTableContentsLeft">Correspondence between External and Internal Node Numbering, and Number of Degrees of Freedom of Each Nod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IDENT</text:span></text:p>
              </table:table-cell>
              <table:table-cell table:style-name="OrgTblCell" table:number-columns-spanned="61">
                <text:p text:style-name="OrgTableContentsLeft">Identification of Super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IEND</text:span></text:p>
              </table:table-cell>
              <table:table-cell table:style-name="OrgTblCellB" table:number-columns-spanned="61">
                <text:p text:style-name="OrgTableContentsLeft">End of a Superelemen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1</text:span></text:p>
              </table:table-cell>
              <table:table-cell table:style-name="OrgTblCell" table:number-columns-spanned="61">
                <text:p text:style-name="OrgTableContentsLeft">Element Data Defini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REF1</text:span></text:p>
              </table:table-cell>
              <table:table-cell table:style-name="OrgTblCellB" table:number-columns-spanned="61">
                <text:p text:style-name="OrgTableContentsLeft">Reference to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6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EAMG</text:span></text:p>
              </table:table-cell>
              <table:table-cell table:style-name="OrgTblCell" table:number-columns-spanned="61">
                <text:p text:style-name="OrgTableContentsLeft">General Beam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9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ARM</text:span></text:p>
              </table:table-cell>
              <table:table-cell table:style-name="OrgTblCell" table:number-columns-spanned="61">
                <text:p text:style-name="OrgTableContentsLeft">Cross Section Type Massive Bar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IORH</text:span></text:p>
              </table:table-cell>
              <table:table-cell table:style-name="OrgTblCell" table:number-columns-spanned="61">
                <text:p text:style-name="OrgTableContentsLeft">Cross Section Type I or H 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LSEC</text:span></text:p>
              </table:table-cell>
              <table:table-cell table:style-name="OrgTblCell" table:number-columns-spanned="61">
                <text:p text:style-name="OrgTableContentsLeft">Cross Section Type L-Sec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PIPE</text:span></text:p>
              </table:table-cell>
              <table:table-cell table:style-name="OrgTblCell" table:number-columns-spanned="61">
                <text:p text:style-name="OrgTableContentsLeft">Cross Section Type Tub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SYI</text:span></text:p>
              </table:table-cell>
              <table:table-cell table:style-name="OrgTblCell" table:number-columns-spanned="61">
                <text:p text:style-name="OrgTableContentsLeft">Cross Section Type Unsymmetrical I-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CCEN</text:span></text:p>
              </table:table-cell>
              <table:table-cell table:style-name="OrgTblCell" table:number-columns-spanned="61">
                <text:p text:style-name="OrgTableContentsLeft">Eccentriciti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ELFIX</text:span></text:p>
              </table:table-cell>
              <table:table-cell table:style-name="OrgTblCell" table:number-columns-spanned="61">
                <text:p text:style-name="OrgTableContentsLeft">Flexible Joint/Hing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TH</text:span></text:p>
              </table:table-cell>
              <table:table-cell table:style-name="OrgTblCellB" table:number-columns-spanned="61">
                <text:p text:style-name="OrgTableContentsLeft">Thickness of Two-dimensiona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7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LDEP</text:span></text:p>
              </table:table-cell>
              <table:table-cell table:style-name="OrgTblCell" table:number-columns-spanned="61">
                <text:p text:style-name="OrgTableContentsLeft">Nodes with Linear Depe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BCD</text:span></text:p>
              </table:table-cell>
              <table:table-cell table:style-name="OrgTblCell" table:number-columns-spanned="61">
                <text:p text:style-name="OrgTableContentsLeft">Nodes with Boundary Condi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DISPL</text:span></text:p>
              </table:table-cell>
              <table:table-cell table:style-name="OrgTblCell" table:number-columns-spanned="61">
                <text:p text:style-name="OrgTableContentsLeft">Nodes with Prescribed Displacements and Acceler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LOAD</text:span></text:p>
              </table:table-cell>
              <table:table-cell table:style-name="OrgTblCell" table:number-columns-spanned="61">
                <text:p text:style-name="OrgTableContentsLeft">Nodes with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GSPRNG</text:span></text:p>
              </table:table-cell>
              <table:table-cell table:style-name="OrgTblCell" table:number-columns-spanned="61">
                <text:p text:style-name="OrgTableContentsLeft">Element to Groun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0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LOAD</text:span></text:p>
              </table:table-cell>
              <table:table-cell table:style-name="OrgTblCell" table:number-columns-spanned="61">
                <text:p text:style-name="OrgTableContentsLeft"><text:span text:style-name="Bold">not documented</text:span> (Seems to be similar to <text:span text:style-name="OrgCode">TDMATER</text:span> or <text:span text:style-name="OrgCode">TDSETNAM</text:span>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BEUSLO</text:span></text:p>
              </table:table-cell>
              <table:table-cell table:style-name="OrgTblCellB" table:number-columns-spanned="61">
                <text:p text:style-name="OrgTableContentsLeft">Elements with Surface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2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Superel.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SELL</text:span></text:p>
              </table:table-cell>
              <table:table-cell table:style-name="OrgTblCell" table:number-columns-spanned="61">
                <text:p text:style-name="OrgTableContentsLeft">Subelement Load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2</text:span></text:p>
              </table:table-cell>
              <table:table-cell table:style-name="OrgTblCell" table:number-columns-spanned="61">
                <text:p text:style-name="OrgTableContentsLeft">Subelement Description with Simple Correspo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STAT</text:span></text:p>
              </table:table-cell>
              <table:table-cell table:style-name="OrgTblCell" table:number-columns-spanned="61">
                <text:p text:style-name="OrgTableContentsLeft">Superelement Statistical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TRAN</text:span></text:p>
              </table:table-cell>
              <table:table-cell table:style-name="OrgTblCell" table:number-columns-spanned="61">
                <text:p text:style-name="OrgTableContentsLeft">Superelement Transform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IERARCH</text:span></text:p>
              </table:table-cell>
              <table:table-cell table:style-name="OrgTblCell" table:number-columns-spanned="61">
                <text:p text:style-name="OrgTableContentsLeft">Superelement Hierarchy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DSUPNAM</text:span></text:p>
              </table:table-cell>
              <table:table-cell table:style-name="OrgTblCellB" table:number-columns-spanned="61">
                <text:p text:style-name="OrgTableContentsLeft">Name and Description of a Super-Element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SETMEMB</text:span></text:p>
              </table:table-cell>
              <table:table-cell table:style-name="OrgTblCell" table:number-columns-spanned="61">
                <text:p text:style-name="OrgTableContentsLeft">Set (group) of Nodes or Elements (Member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NIVEC</text:span></text:p>
              </table:table-cell>
              <table:table-cell table:style-name="OrgTblCell" table:number-columns-spanned="61">
                <text:p text:style-name="OrgTableContentsLeft">Specification of Local Element Coordinate Syste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ISOSEL</text:span></text:p>
              </table:table-cell>
              <table:table-cell table:style-name="OrgTblCell" table:number-columns-spanned="61">
                <text:p text:style-name="OrgTableContentsLeft">Isotropy, Linear Elastic Structural Analysi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RSMEL</text:span></text:p>
              </table:table-cell>
              <table:table-cell table:style-name="OrgTblCell" table:number-columns-spanned="61">
                <text:p text:style-name="OrgTableContentsLeft">Anisotropy, Linear Elastic Structural Analysis, 2-D Membrane Elements and 2-D Thin Shel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SETNAM</text:span></text:p>
              </table:table-cell>
              <table:table-cell table:style-name="OrgTblCell" table:number-columns-spanned="61">
                <text:p text:style-name="OrgTableContentsLeft">Name and Description of a Set (group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EXT</text:span></text:p>
              </table:table-cell>
              <table:table-cell table:style-name="OrgTblCellB" table:number-columns-spanned="61">
                <text:p text:style-name="OrgTableContentsLeft">User supplied Tex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1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  <text:h text:style-name="Heading_20_3" text:outline-level="3" text:is-list-header="false">
<text:bookmark-start text:name="OrgXref.org066a3ba"/>
<text:bookmark text:name="org066a3ba"/>Element Types in SESAM
<text:bookmark-end text:name="OrgXref.org066a3ba"/></text:h>
      <text:p text:style-name="Text_20_body">Conventions for use of the interface file for the elements in SESAM
are defined here. Other element types may be introduced for use in
other programs.
</text:p>
      <text:p text:style-name="Text_20_body">The table below contains element type numbers already reserved. (Not
all of them are included in SESAM).
</text:p>
      <text:p text:style-name="Text_20_body">For ADVANCE, the element types listed are those available from the
SESAM preprocessors. In addition to that ADVANCE has a lot of other
element types.
</text:p>
      <text:section text:style-name="OrgIndentedSection-Level-0" text:name="Section5">
        <text:p text:style-name="Table">
<text:bookmark text:name="org27e2413"/>Table <text:sequence text:ref-name="org27e2413" text:name="Table" text:formula="ooow:Table+1" style:num-format="1">1.3.1</text:sequence>: List of existing Element Types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4">
                <text:p text:style-name="OrgTableHeadingRight"><text:span text:style-name="Bold">Typ<text:note text:id="fn3" text:note-class="footnote"><text:note-citation>3</text:note-citation><text:note-body><text:p text:style-name="Footnote"><text:span text:style-name="OrgCode">ELTYP</text:span>
</text:p></text:note-body></text:note></text:span></text:p>
              </table:table-cell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Name</text:span></text:p>
              </table:table-cell>
              <table:table-cell table:style-name="OrgTblCellTB" table:number-columns-spanned="3">
                <text:p text:style-name="OrgTableHeadingRight"><text:span text:style-name="Bold">N.<text:note text:id="fn4" text:note-class="footnote"><text:note-citation>4</text:note-citation><text:note-body><text:p text:style-name="Footnote">Number of nodes
</text:p></text:note-body></text:note></text:span></text:p>
              </table:table-cell>
              <table:covered-table-cell/>
              <table:covered-table-cell/>
              <table:table-cell table:style-name="OrgTblCellTB">
                <text:p text:style-name="OrgTableHeadingLeft"><text:span text:style-name="Bold">Description of Element</text:span></text:p>
              </table:table-cell>
              <table:table-cell table:style-name="OrgTblCellTB" table:number-columns-spanned="5">
                <text:p text:style-name="OrgTableHeadingLeft"><text:span text:style-name="Bold">Ref.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BL" table:number-columns-spanned="6">
                <text:p text:style-name="OrgTableHeadingLeft"><text:span text:style-name="Bold"><text:note text:id="fn5" text:note-class="footnote"><text:note-citation>5</text:note-citation><text:note-body><text:p text:style-name="Footnote">Indcluded in program <text:span text:style-name="OrgCode">PREFRAM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6" text:note-class="footnote"><text:note-citation>6</text:note-citation><text:note-body><text:p text:style-name="Footnote">Included in program <text:span text:style-name="OrgCode">PREFEM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7" text:note-class="footnote"><text:note-citation>7</text:note-citation><text:note-body><text:p text:style-name="Footnote">Included in program <text:span text:style-name="OrgCode">SESTRA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8" text:note-class="footnote"><text:note-citation>8</text:note-citation><text:note-body><text:p text:style-name="Footnote">Included in program <text:span text:style-name="OrgCode">ADVANC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9" text:note-class="footnote"><text:note-citation>9</text:note-citation><text:note-body><text:p text:style-name="Footnote">Included in program <text:span text:style-name="OrgCode">Poseidon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>
                <text:p text:style-name="OrgTableHeadingLeft"><text:span text:style-name="Bold">Other<text:note text:id="fn10" text:note-class="footnote"><text:note-citation>10</text:note-citation><text:note-body><text:p text:style-name="Footnote"><text:span text:style-name="Bold">FR</text:span> = FRAMEWORK, <text:span text:style-name="Bold">LA</text:span> = LAUNCH, <text:span text:style-name="Bold">PL</text:span> = PLATEWORK, <text:span text:style-name="Bold">PR</text:span> =
PRETUBE, <text:span text:style-name="Bold">SP</text:span> = SPLICE, <text:span text:style-name="Bold">WD</text:span> = WADAM, <text:span text:style-name="Bold">WJ</text:span> = WAJAC
</text:p></text:note-body></text:note></text:span></text:p>
              </table:table-cell>
            </table:table-row>
          </table:table-header-rows>
          <table:table-rows>
            <table:table-row>
              <table:table-cell table:style-name="OrgTblCellT" table:number-columns-spanned="4">
                <text:p text:style-name="OrgTableContentsRight">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EP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D, 2 Node Beam</text:p>
              </table:table-cell>
              <table:table-cell table:style-name="OrgTblCell" table:number-columns-spanned="5">
                <text:p text:style-name="OrgTableContentsLeft">3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STA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Plane Constant Strain Triangle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RPB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Rectangular Plate. Bending Modes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LST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Plane Lin. Strain Triangle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QQE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QUA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S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Truss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MA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1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M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Damping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BEAS</text:span></text:p>
              </table:table-cell>
              <table:table-cell table:style-name="OrgTblCellB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B">
                <text:p text:style-name="OrgTableContentsLeft">3-D, 2 Node Beam</text:p>
              </table:table-cell>
              <table:table-cell table:style-name="OrgTblCellB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, LA, PL, PR, WA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1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AXIS</text:span></text:p>
              </table:table-cell>
              <table:table-cell table:style-name="OrgTblCellT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T">
                <text:p text:style-name="OrgTableContentsLeft">Axial Spring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text:note text:id="fn11" text:note-class="footnote"><text:note-citation>11</text:note-citation><text:note-body><text:p text:style-name="Footnote">Temporarily <text:span text:style-name="OrgCode">ADVANCE</text:span> interprets Axisl Spring as link
element, ignoring the material reference. The 6 matrix numbers are
given in direct input to <text:span text:style-name="OrgCode">ADVANCE</text:span>.
</text:p></text:note-body></text:note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Axial Damper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Spring to Ground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DAM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Damper to Ground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0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IHEX</text:span></text:p>
              </table:table-cell>
              <table:table-cell table:style-name="OrgTblCellB" table:number-columns-spanned="3">
                <text:p text:style-name="OrgTableContentsRight">20</text:p>
              </table:table-cell>
              <table:covered-table-cell/>
              <table:covered-table-cell/>
              <table:table-cell table:style-name="OrgTblCellB">
                <text:p text:style-name="OrgTableContentsLeft">Isoparametric Hexahedron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LHEX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Linear Hexahedron</text:p>
              </table:table-cell>
              <table:table-cell table:style-name="OrgTblCellT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2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E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ubparametric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TS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General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QUS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lat Quadrilateral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ree Formulation Quadrilateral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TR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lat Triangular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TR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ree Formulation Triangular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hell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andwich Element</text:p>
              </table:table-cell>
              <table:table-cell table:style-name="OrgTblCell" table:number-columns-spanned="5">
                <text:p text:style-name="OrgTableContentsLeft">2<text:note text:id="fn12" text:note-class="footnote"><text:note-citation>12</text:note-citation><text:note-body><text:p text:style-name="Footnote">The element subroutines are the same as for the
subparametric curved thick shells (<text:span text:style-name="OrgCode">SCQS</text:span> and <text:span text:style-name="OrgCode">SCTS</text:span>)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S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etric Curved Quadrilateral Thick Shell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L, 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MCQS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Subparam. Curved Quadr. Thick Sandwich Elem.</text:p>
              </table:table-cell>
              <table:table-cell table:style-name="OrgTblCellT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PRI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Isoparametric Triangular Pris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TET</text:span></text:p>
              </table:table-cell>
              <table:table-cell table:style-name="OrgTblCell" table:number-columns-spanned="3">
                <text:p text:style-name="OrgTableContentsRight">10</text:p>
              </table:table-cell>
              <table:covered-table-cell/>
              <table:covered-table-cell/>
              <table:table-cell table:style-name="OrgTblCell">
                <text:p text:style-name="OrgTableContentsLeft">Isoparametric 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PRI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Triangular Prism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TR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. Layered Curved Triangular Thick Shell</text:p>
              </table:table-cell>
              <table:table-cell table:style-name="OrgTblCell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3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L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. Layered Curved Quadrilat. Thick Shell</text:p>
              </table:table-cell>
              <table:table-cell table:style-name="OrgTblCellB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TRS1</text:span></text:p>
              </table:table-cell>
              <table:table-cell table:style-name="OrgTblCellT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T">
                <text:p text:style-name="OrgTableContentsLeft">2nd Order Hexahed. Transition Elem., Solid / Shell</text:p>
              </table:table-cell>
              <table:table-cell table:style-name="OrgTblCellT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3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RS2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2nd Order Hexahed. Transition Elem., Solid / Shell</text:p>
              </table:table-cell>
              <table:table-cell table:style-name="OrgTblCell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B" table:number-columns-spanned="4">
                <text:p text:style-name="OrgTableContentsRight">3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TRS3</text:span></text:p>
              </table:table-cell>
              <table:table-cell table:style-name="OrgTblCellB" table:number-columns-spanned="3">
                <text:p text:style-name="OrgTableContentsRight">12</text:p>
              </table:table-cell>
              <table:covered-table-cell/>
              <table:covered-table-cell/>
              <table:table-cell table:style-name="OrgTblCellB">
                <text:p text:style-name="OrgTableContentsLeft">2nd Order Hexahed. Transition Elem., Solid / Shell</text:p>
              </table:table-cell>
              <table:table-cell table:style-name="OrgTblCellB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SH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General Spring / Shim Element</text:p>
              </table:table-cell>
              <table:table-cell table:style-name="OrgTblCell" table:number-columns-spanned="5">
                <text:p text:style-name="OrgTableContentsLeft"><text:note text:id="fn13" text:note-class="footnote"><text:note-citation>13</text:note-citation><text:note-body><text:p text:style-name="Footnote">As General Spring it is just a 2-noded spring (12x12
matrix) which may be in a local coordinate system. As a shim element
the preprocessor(s) will only insert stiffness in the local x- and
y-direction. In the analysis program(s), shim members and general
springs are treated exactly in the same manner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C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Axisymmetric Constant Strain Triangle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Axisymmetric Quadrilateral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Triangle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Q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Quadrilateral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IL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ile / Soi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CAB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Plane Cable-Bar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lane Spring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 Contact Element with triangular Shape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Link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P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C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Q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(3+3)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L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8-Noded (4+4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Q</text:span></text:p>
              </table:table-cell>
              <table:table-cell table:style-name="OrgTblCell" table:number-columns-spanned="3">
                <text:p text:style-name="OrgTableContentsRight">16</text:p>
              </table:table-cell>
              <table:covered-table-cell/>
              <table:covered-table-cell/>
              <table:table-cell table:style-name="OrgTblCell">
                <text:p text:style-name="OrgTableContentsLeft">16-Noded (8+8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MQ</text:span></text:p>
              </table:table-cell>
              <table:table-cell table:style-name="OrgTblCell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">
                <text:p text:style-name="OrgTableContentsLeft">18-Noded (9+9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HCQS</text:span></text:p>
              </table:table-cell>
              <table:table-cell table:style-name="OrgTblCell" table:number-columns-spanned="3">
                <text:p text:style-name="OrgTableContentsRight">9</text:p>
              </table:table-cell>
              <table:covered-table-cell/>
              <table:covered-table-cell/>
              <table:table-cell table:style-name="OrgTblCell">
                <text:p text:style-name="OrgTableContentsLeft">9-Noded Shell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6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QS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Semiloof Quadrilateral Curved Thin Shell (32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emiloof Triangular Curved Thin Shell (24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emiloof Curved Beam (11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ATR</text:span></text:p>
              </table:table-cell>
              <table:table-cell table:style-name="OrgTblCell" table:number-columns-spanned="3">
                <text:p text:style-name="OrgTableContentsRight"><text:span text:style-name="Emphasis">n</text:span></text:p>
              </table:table-cell>
              <table:covered-table-cell/>
              <table:covered-table-cell/>
              <table:table-cell table:style-name="OrgTblCell">
                <text:p text:style-name="OrgTableContentsLeft">General Matrix Element with arbitrary no. of nodes (<text:span text:style-name="Emphasis">n</text:span>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SP</text:p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HEX</text:span></text:p>
              </table:table-cell>
              <table:table-cell table:style-name="OrgTblCell" table:number-columns-spanned="3">
                <text:p text:style-name="OrgTableContentsRight">21</text:p>
              </table:table-cell>
              <table:covered-table-cell/>
              <table:covered-table-cell/>
              <table:table-cell table:style-name="OrgTblCell">
                <text:p text:style-name="OrgTableContentsLeft">General Hexahedron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63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GHEX</text:span></text:p>
              </table:table-cell>
              <table:table-cell table:style-name="OrgTblCellB" table:number-columns-spanned="3">
                <text:p text:style-name="OrgTableContentsRight">27</text:p>
              </table:table-cell>
              <table:covered-table-cell/>
              <table:covered-table-cell/>
              <table:table-cell table:style-name="OrgTblCellB">
                <text:p text:style-name="OrgTableContentsLeft">General Hexahedron</text:p>
              </table:table-cell>
              <table:table-cell table:style-name="OrgTblCellB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11-01T11:00:36</dc:date>
    <meta:creation-date>2017-11-01T11:00:36</meta:creation-date>
    <meta:generator>Emacs 25.2.1 (Org mode 9.1.2)</meta:generator>
    <meta:keyword/>
    <dc:subject/>
    <dc:title>C++ IO support for various FEM exchange file formats</dc:title>
  </office:meta>
</office:document-meta>
</file>